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tyle:font-face style:name="Lohit Hindi1" svg:font-family="'Lohit Hindi'"/>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cm" table:align="margins" style:shadow="none"/>
    </style:style>
    <style:style style:name="Tabelle1.A" style:family="table-column">
      <style:table-column-properties style:column-width="4.098cm" style:rel-column-width="2323*"/>
    </style:style>
    <style:style style:name="Tabelle1.B" style:family="table-column">
      <style:table-column-properties style:column-width="8.32cm" style:rel-column-width="4717*"/>
    </style:style>
    <style:style style:name="Tabelle1.C" style:family="table-column">
      <style:table-column-properties style:column-width="4.583cm" style:rel-column-width="2598*"/>
    </style:style>
    <style:style style:name="Tabelle1.A1" style:family="table-cell">
      <style:table-cell-properties fo:padding="0.097cm" fo:border="none"/>
    </style:style>
    <style:style style:name="Tabelle1.A2" style:family="table-cell">
      <style:table-cell-properties fo:background-color="#ffcc99" fo:padding="0.097cm" fo:border="none">
        <style:background-image/>
      </style:table-cell-properties>
    </style:style>
    <style:style style:name="Tabelle1.C2" style:family="table-cell">
      <style:table-cell-properties fo:background-color="#ffffff" fo:padding="0.097cm" fo:border="none">
        <style:background-image/>
      </style:table-cell-properties>
    </style:style>
    <style:style style:name="Tabelle1.A3" style:family="table-cell">
      <style:table-cell-properties fo:background-color="#ffffcc" fo:padding="0.097cm" fo:border="none">
        <style:background-image/>
      </style:table-cell-properties>
    </style:style>
    <style:style style:name="Tabelle1.A4" style:family="table-cell">
      <style:table-cell-properties fo:background-color="#ccccff" fo:padding="0.097cm" fo:border="none">
        <style:background-image/>
      </style:table-cell-properties>
    </style:style>
    <style:style style:name="Tabelle1.A5" style:family="table-cell">
      <style:table-cell-properties fo:background-color="transparent" fo:padding="0.097cm" fo:border="none">
        <style:background-image/>
      </style:table-cell-properties>
    </style:style>
    <style:style style:name="Tabelle1.A7" style:family="table-cell">
      <style:table-cell-properties fo:background-color="#ff8080" fo:padding="0.097cm" fo:border="none">
        <style:background-image/>
      </style:table-cell-properties>
    </style:style>
    <style:style style:name="P1" style:family="paragraph" style:parent-style-name="Table_20_Contents">
      <style:paragraph-properties fo:text-align="start" style:justify-single-word="false"/>
      <style:text-properties fo:font-size="14pt" fo:font-weight="normal" style:font-size-asian="14pt" style:font-weight-asian="normal" style:font-size-complex="14pt" style:font-weight-complex="normal"/>
    </style:style>
    <style:style style:name="P2" style:family="paragraph" style:parent-style-name="Table_20_Contents">
      <style:paragraph-properties fo:text-align="start" style:justify-single-word="false"/>
    </style:style>
    <style:style style:name="P3" style:family="paragraph" style:parent-style-name="Table_20_Contents">
      <style:text-properties fo:font-size="11pt" fo:font-weight="bold" style:font-size-asian="11pt" style:font-weight-asian="bold" style:font-size-complex="11pt" style:font-weight-complex="bold"/>
    </style:style>
    <style:style style:name="P4" style:family="paragraph" style:parent-style-name="Table_20_Contents">
      <style:paragraph-properties fo:text-align="end" style:justify-single-word="false"/>
      <style:text-properties fo:font-size="11pt" fo:font-weight="bold" style:font-size-asian="11pt" style:font-weight-asian="bold" style:font-size-complex="11pt" style:font-weight-complex="bold"/>
    </style:style>
    <style:style style:name="P5"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6" style:family="paragraph" style:parent-style-name="Table_20_Contents">
      <style:text-properties fo:font-size="11pt" fo:font-weight="normal" style:font-size-asian="11pt" style:font-weight-asian="normal" style:font-size-complex="11pt" style:font-weight-complex="normal"/>
    </style:style>
    <style:style style:name="P7" style:family="paragraph" style:parent-style-name="Table_20_Contents">
      <style:paragraph-properties fo:text-align="start" style:justify-single-word="false"/>
      <style:text-properties fo:font-size="11pt" fo:font-weight="normal" style:font-size-asian="11pt" style:font-weight-asian="normal" style:font-size-complex="11pt" style:font-weight-complex="normal"/>
    </style:style>
    <style:style style:name="P8" style:family="paragraph" style:parent-style-name="Table_20_Contents">
      <style:text-properties fo:font-size="11pt" style:font-size-asian="11pt" style:font-size-complex="11pt"/>
    </style:style>
    <style:style style:name="P9" style:family="paragraph" style:parent-style-name="Table_20_Contents">
      <style:paragraph-properties fo:text-align="end" style:justify-single-word="false"/>
      <style:text-properties fo:font-size="11pt" style:font-size-asian="11pt" style:font-size-complex="11pt"/>
    </style:style>
    <style:style style:name="P10" style:family="paragraph" style:parent-style-name="Table_20_Contents">
      <style:paragraph-properties fo:text-align="start" style:justify-single-word="false"/>
      <style:text-properties fo:font-size="11pt" style:font-size-asian="11pt" style:font-size-complex="11pt"/>
    </style:style>
    <style:style style:name="P11" style:family="paragraph" style:parent-style-name="Table_20_Contents">
      <style:paragraph-properties fo:text-align="center" style:justify-single-word="false"/>
      <style:text-properties fo:font-size="11pt" style:font-size-asian="11pt" style:font-size-complex="11pt"/>
    </style:style>
    <style:style style:name="P12"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13" style:family="paragraph" style:parent-style-name="Standard">
      <style:text-properties fo:font-size="11pt" style:font-size-asian="11pt" style:font-size-complex="11pt"/>
    </style:style>
    <style:style style:name="P14" style:family="paragraph" style:parent-style-name="Standard">
      <style:paragraph-properties fo:text-align="center" style:justify-single-word="false"/>
      <style:text-properties fo:font-size="11pt" style:font-size-asian="11pt" style:font-size-complex="11pt"/>
    </style:style>
    <style:style style:name="P15" style:family="paragraph" style:parent-style-name="Standard">
      <style:text-properties fo:font-size="12pt" fo:font-weight="bold" style:font-size-asian="12pt" style:font-weight-asian="bold" style:font-size-complex="12pt" style:font-weight-complex="bold"/>
    </style:style>
    <style:style style:name="P16"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fo:font-size="14pt"/>
    </style:style>
    <style:style style:name="T7" style:family="text">
      <style:text-properties fo:font-size="14pt" fo:font-weight="bold" style:font-size-asian="14pt" style:font-weight-asian="bold" style:font-size-complex="14pt" style:font-weight-complex="bold"/>
    </style:style>
    <style:style style:name="T8" style:family="text">
      <style:text-properties style:font-size-asian="14pt"/>
    </style:style>
    <style:style style:name="T9" style:family="text">
      <style:text-properties style:font-weight-asian="bold"/>
    </style:style>
    <style:style style:name="T10" style:family="text">
      <style:text-properties style:font-size-complex="14pt"/>
    </style:style>
    <style:style style:name="T11" style:family="text">
      <style:text-properties style:font-weight-complex="bold"/>
    </style:style>
    <style:style style:name="T12" style:family="text">
      <style:text-properties fo:font-weight="normal" style:font-weight-asian="normal" style:font-weight-complex="normal"/>
    </style:style>
    <style:style style:name="gr1" style:family="graphic">
      <style:graphic-properties style:run-through="foreground" style:wrap="run-through" style:number-wrapped-paragraphs="no-limit" style:vertical-pos="middle" style:vertical-rel="baseline" style:horizontal-pos="from-left" style:horizontal-rel="paragraph"/>
    </style:style>
    <style:style style:name="gr2" style:family="graphic">
      <style:graphic-properties style:run-through="foreground"/>
    </style:style>
    <style:style style:name="gr3"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4"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5" style:family="graphic">
      <style:graphic-properties draw:stroke="solid" svg:stroke-width="0.106cm" svg:stroke-color="#ff0000" draw:marker-start="" draw:marker-start-width="0.3cm" draw:marker-start-center="false" draw:marker-end="" draw:marker-end-width="0.3cm" draw:marker-end-center="false" svg:stroke-opacity="100%" draw:stroke-linejoin="miter" draw:fill="none" draw:fill-color="#99ccff" fo:padding-top="0.178cm" fo:padding-bottom="0.178cm" fo:padding-left="0.303cm" fo:padding-right="0.303cm" draw:shadow="hidden" draw:shadow-offset-x="0.3cm" draw:shadow-offset-y="0.3cm" draw:shadow-color="#808080" style:run-through="foreground"/>
    </style:style>
    <style:style style:name="gr6"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7"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8"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9" style:family="graphic">
      <style:graphic-properties draw:stroke="solid" svg:stroke-width="0.106cm" svg:stroke-color="#0000ff" draw:marker-start="" draw:marker-start-width="0.3cm" draw:marker-start-center="false" draw:marker-end="" draw:marker-end-width="0.3cm" draw:marker-end-center="false" svg:stroke-opacity="100%" draw:stroke-linejoin="miter" draw:fill="none" draw:fill-color="#99ccff" fo:padding-top="0.178cm" fo:padding-bottom="0.178cm" fo:padding-left="0.303cm" fo:padding-right="0.303cm" draw:shadow="hidden" draw:shadow-offset-x="0.3cm" draw:shadow-offset-y="0.3cm" draw:shadow-color="#808080" style:run-through="foreground"/>
    </style:style>
    <style:style style:name="gr10"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11"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12"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13" style:family="graphic">
      <style:graphic-properties draw:stroke="solid" svg:stroke-width="0.106cm" svg:stroke-color="#000000" draw:marker-start="" draw:marker-start-width="0.3cm" draw:marker-start-center="false" draw:marker-end="" draw:marker-end-width="0.3cm" draw:marker-end-center="false" svg:stroke-opacity="100%" draw:stroke-linejoin="miter" draw:fill="none" draw:fill-color="#99ccff" fo:padding-top="0.178cm" fo:padding-bottom="0.178cm" fo:padding-left="0.303cm" fo:padding-right="0.303cm" draw:shadow="hidden" draw:shadow-offset-x="0.3cm" draw:shadow-offset-y="0.3cm" draw:shadow-color="#808080" style:run-through="foreground"/>
    </style:style>
    <style:style style:name="gr14"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15"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16"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style:style style:name="gr17" style:family="graphic">
      <style:graphic-properties draw:stroke="solid" svg:stroke-width="0.106cm" svg:stroke-color="#00ff00" draw:marker-start="" draw:marker-start-width="0.3cm" draw:marker-start-center="false" draw:marker-end="" draw:marker-end-width="0.3cm" draw:marker-end-center="false" svg:stroke-opacity="100%" draw:stroke-linejoin="miter" draw:fill="none" draw:fill-color="#99ccff" fo:padding-top="0.178cm" fo:padding-bottom="0.178cm" fo:padding-left="0.303cm" fo:padding-right="0.303cm" draw:shadow="hidden" draw:shadow-offset-x="0.3cm" draw:shadow-offset-y="0.3cm" draw:shadow-color="#808080" style:run-through="foreground"/>
    </style:style>
    <style:style style:name="gr18" style:family="graphic">
      <style:graphic-properties draw:stroke="solid" svg:stroke-width="0.026cm" svg:stroke-color="#000000" draw:marker-start="" draw:marker-start-width="0.3cm" draw:marker-start-center="false" draw:marker-end="" draw:marker-end-width="0.3cm" draw:marker-end-center="false" svg:stroke-opacity="100%" draw:stroke-linejoin="miter" draw:fill="none" draw:fill-color="#99ccff" fo:padding-top="0.138cm" fo:padding-bottom="0.138cm" fo:padding-left="0.263cm" fo:padding-right="0.263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Übersicht zu Extrem- und Wendestellen</text:p>
      <table:table table:name="Tabelle1" table:style-name="Tabelle1">
        <table:table-column table:style-name="Tabelle1.A"/>
        <table:table-column table:style-name="Tabelle1.B"/>
        <table:table-column table:style-name="Tabelle1.C"/>
        <table:table-row>
          <table:table-cell table:style-name="Tabelle1.A1" office:value-type="string">
            <text:p text:style-name="P3">Extremstellen</text:p>
          </table:table-cell>
          <table:table-cell table:style-name="Tabelle1.A1" office:value-type="string">
            <text:p text:style-name="P13"/>
          </table:table-cell>
          <table:table-cell table:style-name="Tabelle1.A1" office:value-type="string">
            <text:p text:style-name="P4">Wendestellen</text:p>
          </table:table-cell>
        </table:table-row>
        <table:table-row>
          <table:table-cell table:style-name="Tabelle1.A2" office:value-type="string">
            <text:p text:style-name="P4"><text:s/>f </text:p>
            <text:p text:style-name="P7"/>
            <text:p text:style-name="P7">Bei <text:span text:style-name="T2">lokalen Minima und Maxima</text:span> findet man <text:s/>waagrechte Tangenten, so dass dort die <text:span text:style-name="T2">erste Ableitung 0</text:span> sein muss.</text:p>
            <text:p text:style-name="P7"/>
            <text:p text:style-name="P7"/>
            <text:p text:style-name="P7"/>
          </table:table-cell>
          <table:table-cell table:style-name="Tabelle1.A1" office:value-type="string">
            <text:p text:style-name="P14"><draw:g text:anchor-type="as-char" draw:z-index="0" draw:style-name="gr1"><draw:g draw:style-name="gr2"><draw:path draw:style-name="gr3" draw:text-style-name="P16" svg:width="7.999cm" svg:height="4.749cm" svg:x="0cm" svg:y="0cm" svg:viewBox="0 0 8000 4750" svg:d="m0 2375h8000m-4001 2375v-4750"><text:p/></draw:path></draw:g><draw:g draw:style-name="gr2"><draw:polygon draw:style-name="gr4" draw:text-style-name="P16" svg:width="7.999cm" svg:height="4.749cm" svg:x="0cm" svg:y="0cm" svg:viewBox="0 0 8000 4750" draw:points="0,0 0,4750 8000,4750 8000,0"><text:p/></draw:polygon></draw:g><draw:g draw:style-name="gr2"><draw:polyline draw:style-name="gr5" draw:text-style-name="P16" svg:width="6.235cm" svg:height="4.58cm" svg:x="0.514cm" svg:y="0cm" svg:viewBox="0 0 6236 4581" draw:points="0,0 3,28 20,169 38,308 55,443 71,577 89,706 107,833 123,957 141,1081 158,1198 174,1315 192,1430 210,1540 228,1648 243,1753 262,1858 279,1958 295,2058 313,2154 331,2246 347,2339 365,2428 383,2514 399,2599 416,2681 435,2761 450,2839 468,2914 486,2989 504,3060 520,3129 537,3197 556,3263 571,3325 589,3388 607,3446 623,3505 640,3560 658,3616 675,3667 692,3717 710,3767 726,3813 744,3859 761,3902 780,3945 796,3986 813,4025 831,4062 847,4098 865,4132 882,4165 899,4196 917,4226 934,4255 950,4281 968,4308 986,4333 1002,4356 1020,4377 1038,4397 1055,4416 1071,4436 1080,4443 1089,4452 1098,4461 1107,4468 1114,4475 1123,4482 1132,4490 1141,4496 1149,4502 1158,4509 1168,4515 1174,4520 1183,4525 1193,4531 1201,4536 1210,4539 1219,4545 1226,4548 1235,4552 1244,4556 1253,4559 1262,4562 1271,4564 1278,4568 1287,4570 1295,4571 1304,4573 1314,4575 1317,4576 1322,4576 1326,4576 1331,4578 1334,4578 1338,4578 1344,4581 1347,4581 1353,4581 1356,4581 1361,4581 1365,4581 1367,4581 1369,4581 1372,4581 1374,4581 1375,4581 1378,4581 1380,4581 1381,4581 1383,4581 1386,4581 1390,4581 1395,4581 1399,4581 1404,4581 1408,4581 1413,4578 1417,4578 1425,4578 1435,4576 1443,4575 1450,4573 1460,4571 1468,4570 1477,4568 1486,4566 1495,4562 1502,4561 1511,4557 1520,4556 1529,4552 1538,4548 1546,4545 1554,4541 1571,4534 1589,4525 1607,4518 1623,4507 1640,4498 1659,4488 1675,4477 1692,4465 1710,4454 1726,4441 1744,4429 1762,4415 1778,4402 1796,4388 1813,4374 1829,4360 1847,4344 1865,4327 1883,4313 1899,4297 1917,4281 1934,4264 1951,4247 1968,4229 1986,4214 2002,4196 2020,4178 2037,4160 2053,4142 2072,4123 2089,4105 2105,4087 2123,4068 2141,4050 2158,4030 2175,4013 2193,3993 2210,3974 2226,3955 2244,3936 2262,3916 2278,3897 2296,3879 2314,3859 2329,3840 2347,3820 2365,3802 2383,3783 2399,3763 2417,3746 2434,3726 2450,3708 2468,3688 2486,3671 2502,3651 2520,3633 2538,3616 2554,3597 2571,3578 2590,3560 2605,3544 2623,3526 2641,3509 2657,3491 2675,3475 2692,3457 2711,3441 2726,3425 2744,3409 2762,3393 2778,3377 2796,3361 2830,3330 2865,3302 2899,3274 2933,3247 2968,3220 3003,3195 3037,3170 3072,3149 3141,3106 3208,3069 3278,3037 3348,3008 3365,3003 3381,2996 3399,2991 3417,2985 3433,2982 3450,2976 3469,2973 3485,2968 3502,2964 3520,2962 3538,2958 3554,2955 3572,2953 3590,2952 3605,2948 3623,2946 3632,2946 3641,2946 3650,2944 3657,2944 3666,2944 3675,2944 3684,2943 3693,2943 3701,2943 3709,2943 3718,2943 3726,2943 3736,2943 3744,2943 3753,2943 3761,2943 3769,2944 3778,2944 3787,2944 3796,2944 3805,2946 3814,2946 3821,2946 3830,2948 3839,2948 3847,2950 3857,2950 3865,2952 3872,2952 3882,2953 3890,2953 3899,2955 3908,2957 3917,2957 3926,2958 3933,2960 3942,2962 3951,2962 3960,2964 3968,2966 3977,2968 3985,2969 3993,2971 4002,2973 4011,2974 4020,2976 4029,2978 4036,2980 4045,2982 4054,2983 4063,2985 4072,2987 4081,2989 4089,2991 4097,2994 4106,2996 4114,2998 4123,2999 4133,3001 4141,3005 4148,3007 4157,3008 4166,3012 4175,3013 4184,3016 4193,3018 4202,3021 4209,3023 4218,3024 4227,3028 4235,3030 4244,3032 4254,3035 4260,3037 4269,3040 4278,3042 4287,3044 4296,3048 4305,3049 4312,3053 4321,3055 4330,3057 4339,3060 4348,3062 4356,3063 4365,3067 4373,3069 4381,3073 4390,3074 4399,3076 4408,3079 4417,3081 4424,3083 4433,3087 4442,3089 4451,3090 4459,3092 4469,3096 4478,3098 4485,3099 4494,3101 4502,3104 4511,3106 4520,3108 4529,3110 4536,3112 4545,3114 4554,3115 4563,3117 4572,3119 4580,3120 4588,3122 4597,3124 4605,3126 4615,3128 4624,3129 4632,3131 4641,3133 4648,3135 4657,3135 4666,3137 4675,3139 4684,3139 4693,3140 4700,3140 4709,3142 4718,3142 4726,3144 4730,3144 4736,3144 4739,3144 4745,3145 4748,3145 4753,3145 4757,3145 4761,3145 4766,3145 4769,3145 4775,3145 4778,3145 4782,3147 4787,3147 4791,3147 4796,3147 4798,3147 4800,3147 4801,3147 4803,3147 4805,3147 4806,3147 4808,3147 4810,3147 4812,3147 4817,3147 4821,3147 4826,3145 4830,3145 4839,3145 4847,3145 4856,3145 4864,3144 4872,3144 4882,3142 4891,3142 4899,3140 4908,3139 4917,3139 4924,3137 4933,3135 4942,3133 4951,3131 4960,3129 4969,3128 4976,3124 4985,3122 4993,3120 5002,3117 5012,3114 5020,3112 5029,3108 5036,3104 5045,3101 5054,3098 5063,3094 5072,3090 5088,3083 5106,3074 5123,3063 5139,3055 5158,3042 5175,3032 5193,3019 5209,3005 5227,2993 5244,2976 5260,2962 5279,2944 5296,2928 5312,2909 5330,2891 5348,2870 5364,2850 5382,2827 5399,2804 5415,2781 5433,2756 5451,2729 5469,2702 5484,2674 5503,2643 5520,2613 5536,2581 5554,2549 5572,2514 5588,2480 5606,2442 5624,2405 5640,2364 5657,2325 5675,2282 5691,2239 5709,2193 5727,2147 5745,2098 5761,2051 5778,1999 5796,1948 5812,1894 5830,1837 5848,1780 5864,1722 5881,1661 5899,1599 5916,1536 5933,1470 5951,1403 5967,1333 5985,1262 6002,1189 6021,1114 6037,1038 6054,959 6072,877 6088,796 6106,710 6123,625 6140,536 6158,445 6175,351 6191,256 6209,158 6227,59 6236,0"><text:p/></draw:polyline></draw:g><draw:g draw:style-name="gr2"><draw:polygon draw:style-name="gr6" draw:text-style-name="P16" svg:width="7.999cm" svg:height="4.749cm" svg:x="0cm" svg:y="0cm" svg:viewBox="0 0 8000 4750" draw:points="0,0 0,4750 8000,4750 8000,0"><text:p/></draw:polygon></draw:g></draw:g></text:p>
          </table:table-cell>
          <table:table-cell table:style-name="Tabelle1.C2" office:value-type="string">
            <text:p text:style-name="P3">f</text:p>
            <text:p text:style-name="P3"/>
            <text:p text:style-name="P6"><text:span text:style-name="T2">Wendestellen</text:span> erkennt man daran, dass man beim „Abfahren“ des Schaubilds dort die Kurvenrichtung wechselt (z.B. von einer Linkskurve in eine Rechtskurve: erst wird die Steigung immer größer, dann immer kleiner).</text:p>
            <text:p text:style-name="P6"/>
          </table:table-cell>
        </table:table-row>
        <table:table-row>
          <table:table-cell table:style-name="Tabelle1.A3" office:value-type="string">
            <text:p text:style-name="P9"><text:span text:style-name="T2">f '</text:span></text:p>
            <text:p text:style-name="P7">Nullstellen der <text:span text:style-name="T2">ersten</text:span> Ableitung sind <text:span text:style-name="T2">Kandidaten</text:span> für <text:span text:style-name="T4">Extremstellen</text:span> <text:s/>der ursprünglichen Funktion f.</text:p>
            <text:p text:style-name="P7">Bei VZW tatsächlich <text:span text:style-name="T2">Extremstelle </text:span></text:p>
            <text:p text:style-name="P7"><text:span text:style-name="T2"/></text:p>
            <text:p text:style-name="P7">(<text:span text:style-name="T2">1. hinreichende Bed. für Extremstelle</text:span>)</text:p>
          </table:table-cell>
          <table:table-cell table:style-name="Tabelle1.A1" office:value-type="string">
            <text:p text:style-name="P11"><draw:g text:anchor-type="as-char" draw:z-index="1" draw:style-name="gr1"><draw:g draw:style-name="gr2"><draw:path draw:style-name="gr7" draw:text-style-name="P16" svg:width="7.999cm" svg:height="4.749cm" svg:x="0cm" svg:y="0cm" svg:viewBox="0 0 8000 4750" svg:d="m0 2375h8000m-4001 2375v-4750"><text:p/></draw:path></draw:g><draw:g draw:style-name="gr2"><draw:polygon draw:style-name="gr8" draw:text-style-name="P16" svg:width="7.999cm" svg:height="4.749cm" svg:x="0cm" svg:y="0cm" svg:viewBox="0 0 8000 4750" draw:points="0,0 0,4750 8000,4750 8000,0"><text:p/></draw:polygon></draw:g><draw:g draw:style-name="gr2"><draw:polyline draw:style-name="gr9" draw:text-style-name="P16" svg:width="4.614cm" svg:height="4.749cm" svg:x="1.413cm" svg:y="0cm" svg:viewBox="0 0 4615 4750" draw:points="0,4750 0,4746 36,4529 69,4319 103,4118 139,3922 173,3735 209,3555 242,3380 276,3215 311,3055 345,2902 379,2756 414,2617 449,2483 484,2355 518,2234 552,2120 587,2012 621,1908 655,1811 673,1764 691,1720 708,1675 724,1632 742,1591 760,1552 776,1513 794,1475 811,1440 827,1406 845,1373 863,1340 879,1310 897,1280 915,1251 931,1225 948,1200 967,1175 984,1150 1000,1128 1018,1107 1036,1086 1052,1068 1069,1048 1088,1033 1103,1017 1121,1002 1139,988 1155,974 1173,963 1191,953 1207,942 1224,933 1242,926 1260,918 1276,912 1285,910 1294,906 1303,904 1312,902 1319,901 1328,899 1336,897 1345,896 1354,896 1363,893 1372,893 1380,893 1384,893 1388,893 1394,893 1397,893 1400,893 1406,893 1410,893 1414,893 1424,896 1431,896 1439,897 1449,897 1458,899 1466,901 1475,902 1484,904 1491,906 1500,910 1509,912 1518,915 1527,917 1536,920 1543,924 1552,927 1560,931 1570,935 1579,938 1587,942 1595,947 1603,951 1612,956 1621,961 1639,970 1655,981 1673,992 1691,1004 1706,1017 1725,1029 1742,1043 1758,1056 1776,1072 1794,1086 1811,1102 1827,1118 1846,1134 1863,1150 1879,1168 1897,1185 1915,1204 1931,1221 1949,1241 1967,1260 1982,1280 2000,1299 2018,1319 2034,1340 2052,1362 2070,1383 2088,1405 2103,1426 2121,1447 2139,1469 2155,1492 2173,1515 2191,1536 2207,1560 2224,1582 2242,1606 2259,1629 2276,1652 2294,1677 2310,1700 2328,1723 2345,1747 2364,1771 2379,1794 2397,1819 2415,1842 2431,1866 2449,1891 2466,1913 2483,1937 2500,1962 2518,1985 2534,2008 2552,2031 2570,2054 2586,2078 2604,2100 2621,2123 2639,2147 2655,2168 2673,2191 2690,2213 2707,2234 2725,2255 2742,2277 2758,2298 2777,2320 2794,2339 2810,2360 2828,2380 2846,2400 2861,2417 2879,2437 2897,2455 2915,2473 2931,2491 2949,2506 2967,2524 2982,2541 3001,2556 3018,2571 3034,2586 3052,2601 3070,2613 3086,2627 3103,2640 3122,2651 3138,2663 3146,2668 3155,2674 3164,2679 3173,2684 3182,2690 3191,2693 3198,2699 3207,2702 3216,2707 3224,2711 3233,2715 3243,2718 3249,2721 3259,2726 3268,2729 3276,2732 3285,2734 3294,2738 3303,2740 3310,2743 3319,2745 3328,2747 3337,2748 3346,2750 3354,2752 3362,2752 3370,2754 3379,2756 3385,2756 3389,2756 3392,2756 3397,2756 3399,2756 3401,2756 3403,2756 3406,2756 3408,2756 3409,2756 3411,2756 3413,2756 3419,2756 3422,2756 3428,2756 3431,2756 3436,2756 3440,2756 3444,2756 3449,2754 3458,2754 3467,2752 3474,2750 3483,2748 3492,2747 3500,2745 3510,2743 3518,2742 3525,2738 3535,2734 3543,2732 3552,2729 3570,2720 3586,2713 3604,2702 3621,2693 3637,2681 3656,2668 3673,2656 3689,2641 3707,2626 3725,2610 3742,2592 3759,2572 3776,2553 3794,2533 3810,2510 3828,2487 3846,2464 3861,2439 3880,2412 3897,2384 3913,2355 3931,2325 3949,2293 3965,2261 3983,2227 4001,2191 4018,2156 4034,2119 4052,2079 4070,2038 4086,1998 4104,1952 4138,1864 4173,1767 4207,1666 4241,1558 4276,1445 4310,1326 4346,1200 4379,1068 4414,931 4449,787 4483,636 4517,477 4552,314 4586,141 4615,0"><text:p/></draw:polyline></draw:g><draw:g draw:style-name="gr2"><draw:polygon draw:style-name="gr10" draw:text-style-name="P16" svg:width="7.999cm" svg:height="4.749cm" svg:x="0cm" svg:y="0cm" svg:viewBox="0 0 8000 4750" draw:points="0,0 0,4750 8000,4750 8000,0"><text:p/></draw:polygon></draw:g></draw:g></text:p>
          </table:table-cell>
          <table:table-cell table:style-name="Tabelle1.A2" office:value-type="string">
            <text:p text:style-name="P3">f '</text:p>
            <text:p text:style-name="P6"><text:span text:style-name="T2">Extremstellen</text:span> <text:span text:style-name="T2">der ersten Ableitung</text:span> sind <text:span text:style-name="T2">Wende­stellen von f</text:span>. Dort ist die <text:span text:style-name="T2">zweite Ableitung jeweils 0</text:span>.</text:p>
            <text:p text:style-name="P6"/>
            <text:p text:style-name="P6">Grafisch sind sie schnell abzulesen, rechnerisch muss man mindestens die 2. Ableitung bilden, um die Extremstellen dieser 1. Ableitung zu bestimmen</text:p>
          </table:table-cell>
        </table:table-row>
        <table:table-row>
          <table:table-cell table:style-name="Tabelle1.A4" office:value-type="string">
            <text:p text:style-name="P9"><text:span text:style-name="T2">f '' </text:span></text:p>
            <text:p text:style-name="P10">Ist f '' &gt; 0, wo f ' = 0, dann hat f dort ein <text:span text:style-name="T2">Minimum</text:span> (Linkskurve)</text:p>
            <text:p text:style-name="P10"/>
            <text:p text:style-name="P10"><text:span text:style-name="T12">Ist f '' &lt; 0, wo f ' = 0, dann hat f dort ein</text:span><text:span text:style-name="T2"> Maximum </text:span><text:span text:style-name="T12">(Rechtskurve)</text:span></text:p>
            <text:p text:style-name="P10"><text:span text:style-name="T2"/></text:p>
            <text:p text:style-name="P5"><text:span text:style-name="T2">(2. hinreichende Bed. für Extremstelle) </text:span></text:p>
          </table:table-cell>
          <table:table-cell table:style-name="Tabelle1.A1" office:value-type="string">
            <text:p text:style-name="P11"><draw:g text:anchor-type="as-char" draw:z-index="3" draw:style-name="gr1"><draw:g draw:style-name="gr2"><draw:path draw:style-name="gr15" draw:text-style-name="P16" svg:width="8.001cm" svg:height="4.744cm" svg:x="0.001cm" svg:y="0cm" svg:viewBox="0 0 8002 4745" svg:d="m0 2372h8002m-4002 2373v-4745"><text:p/></draw:path></draw:g><draw:g draw:style-name="gr2"><draw:polygon draw:style-name="gr16" draw:text-style-name="P16" svg:width="8.001cm" svg:height="4.744cm" svg:x="0.001cm" svg:y="0cm" svg:viewBox="0 0 8002 4745" draw:points="0,0 0,4745 8002,4745 8002,0"><text:p/></draw:polygon></draw:g><draw:g draw:style-name="gr2"><draw:polyline draw:style-name="gr17" draw:text-style-name="P16" svg:width="5.516cm" svg:height="2.74cm" svg:x="1.058cm" svg:y="0cm" svg:viewBox="0 0 5517 2741" draw:points="0,0 46,93 116,224 184,355 253,479 322,603 391,722 459,839 529,952 598,1060 667,1165 735,1268 804,1365 874,1461 943,1554 1011,1643 1080,1726 1149,1809 1219,1887 1287,1961 1356,2033 1425,2102 1495,2166 1562,2227 1632,2285 1701,2338 1771,2389 1841,2436 1909,2480 1978,2521 2048,2558 2115,2591 2184,2621 2254,2648 2324,2673 2391,2692 2461,2708 2530,2721 2599,2731 2667,2737 2736,2741 2806,2741 2875,2735 2943,2728 3012,2717 3082,2703 3151,2685 3219,2663 3288,2638 3357,2610 3427,2580 3495,2544 3564,2505 3633,2464 3702,2420 3770,2370 3840,2318 3909,2263 3978,2205 4046,2143 4115,2077 4185,2008 4255,1935 4322,1858 4391,1778 4460,1696 4530,1609 4598,1520 4667,1426 4737,1330 4806,1231 4873,1127 4943,1021 5013,911 5082,796 5149,679 5219,558 5288,435 5358,308 5426,176 5496,41 5517,0"><text:p/></draw:polyline></draw:g><draw:g draw:style-name="gr2"><draw:polygon draw:style-name="gr18" draw:text-style-name="P16" svg:width="8.001cm" svg:height="4.744cm" svg:x="0.001cm" svg:y="0cm" svg:viewBox="0 0 8002 4745" draw:points="0,0 0,4745 8002,4745 8002,0"><text:p/></draw:polygon></draw:g></draw:g></text:p>
          </table:table-cell>
          <table:table-cell table:style-name="Tabelle1.A3" office:value-type="string">
            <text:p text:style-name="P8"><text:span text:style-name="T2">f ''</text:span></text:p>
            <text:p text:style-name="P10">Nullstellen der <text:span text:style-name="T2">zweiten</text:span> Ableitung sind <text:span text:style-name="T2">Kandidaten</text:span> für <text:span text:style-name="T4">Wendestellen</text:span> in der ursprünglichen Funktion f . </text:p>
            <text:p text:style-name="P10"/>
            <text:p text:style-name="P10">Bei VZW tatsächlich <text:span text:style-name="T2">Wendestelle</text:span></text:p>
            <text:p text:style-name="P10"><text:span text:style-name="T2"/></text:p>
            <text:p text:style-name="P10">(<text:span text:style-name="T2">1. hinreichende Bed. für Wendestelle</text:span>)</text:p>
          </table:table-cell>
        </table:table-row>
        <table:table-row>
          <table:table-cell table:style-name="Tabelle1.A5" office:value-type="string">
            <text:p text:style-name="P9"><text:span text:style-name="T2"/></text:p>
            <text:p text:style-name="P10"/>
            <text:p text:style-name="P5"/>
          </table:table-cell>
          <table:table-cell table:style-name="Tabelle1.A1" office:value-type="string">
            <text:p text:style-name="P11"><draw:g text:anchor-type="as-char" draw:z-index="2" draw:style-name="gr1"><draw:g draw:style-name="gr2"><draw:path draw:style-name="gr11" draw:text-style-name="P16" svg:width="7.999cm" svg:height="4.749cm" svg:x="0cm" svg:y="0cm" svg:viewBox="0 0 8000 4750" svg:d="m0 2375h8000m-4001 2375v-4750"><text:p/></draw:path></draw:g><draw:g draw:style-name="gr2"><draw:polygon draw:style-name="gr12" draw:text-style-name="P16" svg:width="7.999cm" svg:height="4.749cm" svg:x="0cm" svg:y="0cm" svg:viewBox="0 0 8000 4750" draw:points="0,0 0,4750 8000,4750 8000,0"><text:p/></draw:polygon></draw:g><draw:g draw:style-name="gr2"><draw:polyline draw:style-name="gr13" draw:text-style-name="P16" svg:width="6.173cm" svg:height="4.749cm" svg:x="0.728cm" svg:y="0cm" svg:viewBox="0 0 6174 4750" draw:points="0,4750 30,4726 100,4673 169,4619 237,4568 306,4515 375,4461 445,4408 513,4354 582,4301 651,4249 721,4196 788,4142 858,4089 927,4035 997,3984 1064,3931 1133,3877 1203,3824 1273,3770 1340,3719 1410,3665 1479,3612 1548,3558 1616,3505 1686,3454 1755,3400 1824,3347 1892,3293 1961,3240 2031,3188 2100,3135 2169,3081 2237,3028 2306,2974 2376,2921 2444,2870 2513,2816 2582,2763 2651,2709 2719,2656 2789,2604 2858,2551 2927,2497 2995,2444 3064,2390 3134,2339 3204,2286 3271,2232 3340,2179 3409,2125 3479,2074 3547,2020 3616,1967 3686,1913 3755,1860 3822,1807 3892,1755 3962,1702 4031,1648 4098,1595 4168,1541 4237,1490 4307,1436 4374,1383 4444,1329 4513,1276 4582,1225 4650,1171 4720,1118 4789,1064 4858,1011 4926,959 4995,906 5065,852 5134,799 5202,746 5271,694 5341,641 5410,587 5478,534 5547,480 5616,427 5686,375 5753,322 5823,269 5892,215 5962,162 6029,110 6099,57 6168,3 6174,0"><text:p/></draw:polyline></draw:g><draw:g draw:style-name="gr2"><draw:polygon draw:style-name="gr14" draw:text-style-name="P16" svg:width="7.999cm" svg:height="4.749cm" svg:x="0cm" svg:y="0cm" svg:viewBox="0 0 8000 4750" draw:points="0,0 0,4750 8000,4750 8000,0"><text:p/></draw:polygon></draw:g></draw:g></text:p>
          </table:table-cell>
          <table:table-cell table:style-name="Tabelle1.A4" office:value-type="string">
            <text:p text:style-name="P3">f '''</text:p>
            <text:p text:style-name="P10">Ist f ''' &gt; 0, wo f '' = 0, dann hat f dort eine <text:span text:style-name="T2">Wendestelle (Wechsel von Rechtskurve zu Linkskurve)</text:span></text:p>
            <text:p text:style-name="P10"/>
            <text:p text:style-name="P10">Ist f ''' &lt; 0, wo f '' = 0, dann hat f dort eine <text:span text:style-name="T2">Wendestelle (Wechsel von Linkskurve zu Rechtskurve)</text:span></text:p>
            <text:p text:style-name="P10"/>
            <text:p text:style-name="P5">(2. hinreichende Bed. für Wendestelle)</text:p>
          </table:table-cell>
        </table:table-row>
        <table:table-row>
          <table:table-cell table:style-name="Tabelle1.A5" office:value-type="string">
            <text:p text:style-name="P9"/>
          </table:table-cell>
          <table:table-cell table:style-name="Tabelle1.A1" office:value-type="string">
            <text:p text:style-name="P11"/>
          </table:table-cell>
          <table:table-cell table:style-name="Tabelle1.C2" office:value-type="string">
            <text:p text:style-name="P3"/>
          </table:table-cell>
        </table:table-row>
        <table:table-row>
          <table:table-cell table:style-name="Tabelle1.A7" table:number-columns-spanned="3" office:value-type="string">
            <text:p text:style-name="P15">Beachte: <text:span text:style-name="T12">Von oben nach unten kann man auf Nullstellen schließen, von unten nach oben </text:span><text:span text:style-name="T5">nicht</text:span><text:span text:style-name="T12">!</text:span></text:p>
          </table:table-cell>
          <table:covered-table-cell/>
          <table:covered-table-cell/>
        </table:table-row>
      </table:table>
      <text:p text:style-name="P15"><text:soft-page-break/><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tyle:font-face style:name="Lohit Hindi1" svg:font-family="'Lohit Hindi'"/>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9-29T20:34:30</meta:creation-date>
    <meta:generator>OpenOffice.org/3.2$Linux OpenOffice.org_project/320m12$Build-9483</meta:generator>
    <meta:editing-duration>PT01H22M23S</meta:editing-duration>
    <meta:editing-cycles>11</meta:editing-cycles>
    <dc:date>2010-09-29T22:36:36</dc:date>
    <meta:document-statistic meta:table-count="1" meta:image-count="0" meta:object-count="0" meta:page-count="2" meta:paragraph-count="31" meta:word-count="249" meta:character-count="1500"/>
  </office:meta>
</office:document-meta>
</file>